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.082cm" fo:min-width="1.833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2.082cm" fo:min-width="1.832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.299cm" svg:height="3.298cm" svg:x="1.901cm" svg:y="8.7cm">
          <text:p text:style-name="P1"><text:span text:style-name="T1">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298cm" svg:height="3.298cm" svg:x="8.1cm" svg:y="12.1cm">
          <text:p text:style-name="P1"><text:span text:style-name="T1">P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299cm" svg:height="3.298cm" svg:x="8.1cm" svg:y="5.2cm">
          <text:p text:style-name="P1"><text:span text:style-name="T1">P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717cm" svg:y1="9.183cm" svg:x2="8.1cm" svg:y2="6.849cm" draw:start-shape="id1" draw:start-glue-point="11" draw:end-shape="id2" draw:end-glue-point="6" svg:d="M4717 9183l3383-2334" svg:viewBox="0 0 3384 2335">
          <text:p/>
        </draw:connector>
        <draw:connector draw:style-name="gr3" draw:text-style-name="P3" draw:layer="layout" draw:type="line" svg:x1="4.717cm" svg:y1="11.515cm" svg:x2="8.1cm" svg:y2="13.749cm" draw:start-shape="id1" draw:start-glue-point="9" draw:end-shape="id3" draw:end-glue-point="6" svg:d="M4717 11515l3383 2234" svg:viewBox="0 0 3384 2235">
          <text:p/>
        </draw:connector>
        <draw:custom-shape draw:style-name="gr2" draw:text-style-name="P2" xml:id="id4" draw:id="id4" draw:layer="layout" svg:width="3.298cm" svg:height="3.298cm" svg:x="15.322cm" svg:y="6.8cm">
          <text:p text:style-name="P1"><text:span text:style-name="T1">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299cm" svg:height="3.298cm" svg:x="15.322cm" svg:y="1.202cm">
          <text:p text:style-name="P1"><text:span text:style-name="T1">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399cm" svg:y1="6.849cm" svg:x2="15.322cm" svg:y2="8.449cm" draw:start-shape="id2" draw:start-glue-point="10" draw:end-shape="id4" draw:end-glue-point="6" svg:d="M11399 6849l3923 1600" svg:viewBox="0 0 3924 1601">
          <text:p/>
        </draw:connector>
        <draw:connector draw:style-name="gr3" draw:text-style-name="P3" draw:layer="layout" draw:type="line" svg:x1="10.916cm" svg:y1="5.683cm" svg:x2="15.322cm" svg:y2="2.851cm" draw:start-shape="id2" draw:start-glue-point="11" draw:end-shape="id5" draw:end-glue-point="6" svg:d="M10916 5683l4406-2832" svg:viewBox="0 0 4407 2833">
          <text:p/>
        </draw:connector>
        <draw:custom-shape draw:style-name="gr2" draw:text-style-name="P2" xml:id="id6" draw:id="id6" draw:layer="layout" svg:width="3.298cm" svg:height="3.298cm" svg:x="15.322cm" svg:y="17cm">
          <text:p text:style-name="P1"><text:span text:style-name="T1">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299cm" svg:height="3.298cm" svg:x="15.322cm" svg:y="11.302cm">
          <text:p text:style-name="P1"><text:span text:style-name="T1">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915cm" svg:y1="14.915cm" svg:x2="15.322cm" svg:y2="18.649cm" draw:start-shape="id3" draw:start-glue-point="9" draw:end-shape="id6" draw:end-glue-point="6" svg:d="M10915 14915l4407 3734" svg:viewBox="0 0 4408 3735">
          <text:p/>
        </draw:connector>
        <draw:connector draw:style-name="gr3" draw:text-style-name="P3" draw:layer="layout" draw:type="line" svg:x1="11.398cm" svg:y1="13.749cm" svg:x2="15.322cm" svg:y2="12.951cm" draw:start-shape="id3" draw:start-glue-point="10" draw:end-shape="id7" draw:end-glue-point="6" svg:d="M11398 13749l3924-798" svg:viewBox="0 0 3925 7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7T19:03:20.329079544</meta:creation-date>
    <dc:date>2019-10-27T19:52:20.268549270</dc:date>
    <meta:editing-duration>PT12M24S</meta:editing-duration>
    <meta:editing-cycles>4</meta:editing-cycles>
    <meta:generator>LibreOffice/6.3.2.2$Linux_X86_64 LibreOffice_project/30$Build-2</meta:generator>
    <meta:document-statistic meta:object-count="13"/>
  </office:meta>
</office:document-meta>
</file>